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a4c8" officeooo:paragraph-rsid="0000a4c8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Text_20_body">
      <style:paragraph-properties fo:margin-left="0in" fo:margin-right="0in" style:line-height-at-least="0.2291in" fo:text-align="justify" style:justify-single-word="false" fo:widows="1" fo:text-indent="0in" style:auto-text-indent="false"/>
      <style:text-properties fo:font-variant="normal" fo:text-transform="none" fo:color="#333333" fo:letter-spacing="normal"/>
    </style:style>
    <style:style style:name="P4" style:family="paragraph" style:parent-style-name="Text_20_body">
      <style:paragraph-properties fo:margin-left="0in" fo:margin-right="0in" style:line-height-at-least="0.2291in" fo:text-align="justify" style:justify-single-word="false" fo:widows="1" fo:text-indent="0in" style:auto-text-indent="false"/>
      <style:text-properties fo:font-variant="normal" fo:text-transform="none" fo:color="#333333" style:font-name="tahoma" fo:font-size="10.5pt" fo:letter-spacing="normal" fo:font-style="normal" fo:font-weight="normal"/>
    </style:style>
    <style:style style:name="T1" style:family="text">
      <style:text-properties officeooo:rsid="0000a4c8"/>
    </style:style>
    <style:style style:name="T2" style:family="text">
      <style:text-properties style:font-name="tahoma" fo:font-size="10.5pt" fo:font-style="normal" fo:font-weight="normal"/>
    </style:style>
    <style:style style:name="T3" style:family="text">
      <style:text-properties style:font-name-asian="tahoma" style:font-size-asian="10.5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<text:span text:style-name="T1">ocker Study</text:span></text:p>
      <text:p text:style-name="Standard"/>
      <text:p text:style-name="P1">一、docker rm unused image</text:p>
      <text:p text:style-name="P3"><text:span text:style-name="T2">1.</text:span><text:span text:style-name="T3">进入</text:span><text:span text:style-name="T2">root</text:span><text:span text:style-name="T3">权限</text:span></text:p>
      <text:p text:style-name="P4">sudo su</text:p>
      <text:p text:style-name="P3"><text:span text:style-name="T2">2.</text:span><text:span text:style-name="T3">停止所有的</text:span><text:span text:style-name="T2">container</text:span><text:span text:style-name="T3">，这样才能够删除其中的</text:span><text:span text:style-name="T2">images</text:span><text:span text:style-name="T3">：</text:span></text:p>
      <text:p text:style-name="P4">docker stop $(docker ps -a -q)</text:p>
      <text:p text:style-name="P3"><text:span text:style-name="T3">如果想要删除所有</text:span><text:span text:style-name="T2">container</text:span><text:span text:style-name="T3">的话再加一个指令：</text:span></text:p>
      <text:p text:style-name="P4">docker rm $(docker ps -a -q)</text:p>
      <text:p text:style-name="P3"><text:span text:style-name="T2">3.</text:span><text:span text:style-name="T3">查看当前有些什么</text:span><text:span text:style-name="T2">images</text:span></text:p>
      <text:p text:style-name="P4">docker images</text:p>
      <text:p text:style-name="P3"><text:span text:style-name="T2">4.</text:span><text:span text:style-name="T3">删除</text:span><text:span text:style-name="T2">images</text:span><text:span text:style-name="T3">，通过</text:span><text:span text:style-name="T2">image</text:span><text:span text:style-name="T3">的</text:span><text:span text:style-name="T2">id</text:span><text:span text:style-name="T3">来指定删除谁</text:span></text:p>
      <text:p text:style-name="P4">docker rmi &lt;image id&gt;</text:p>
      <text:p text:style-name="P3"><text:span text:style-name="T3">想要删除</text:span><text:span text:style-name="T2">untagged images</text:span><text:span text:style-name="T3">，也就是那些</text:span><text:span text:style-name="T2">id</text:span><text:span text:style-name="T3">为</text:span><text:span text:style-name="T2">&lt;None&gt;</text:span><text:span text:style-name="T3">的</text:span><text:span text:style-name="T2">image</text:span><text:span text:style-name="T3">的话可以用</text:span></text:p>
      <text:p text:style-name="P4">docker rmi $(docker images | grep "^&lt;none&gt;" | awk "{print $3}")</text:p>
      <text:p text:style-name="P3"><text:span text:style-name="T3">要删除全部</text:span><text:span text:style-name="T2">image</text:span><text:span text:style-name="T3">的话</text:span></text:p>
      <text:p text:style-name="P4">docker rmi $(docker images -q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7:27:19.281294158</meta:creation-date>
    <dc:date>2016-04-23T17:29:30.344170740</dc:date>
    <meta:editing-duration>P0D</meta:editing-duration>
    <meta:editing-cycles>1</meta:editing-cycles>
    <meta:document-statistic meta:table-count="0" meta:image-count="0" meta:object-count="0" meta:page-count="1" meta:paragraph-count="16" meta:word-count="144" meta:character-count="398" meta:non-whitespace-character-count="364"/>
    <meta:generator>LibreOffice/4.2.8.2$Linux_X86_64 LibreOffice_project/420m0$Build-2</meta:generator>
  </office:meta>
</office:document-meta>
</file>